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F" style:family="table-column">
      <style:table-column-properties style:column-width="1.1542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5625in" table:align="left"/>
    </style:style>
    <style:style style:name="Table5.A" style:family="table-column">
      <style:table-column-properties style:column-width="2.562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5625in" table:align="left"/>
    </style:style>
    <style:style style:name="Table6.A" style:family="table-column">
      <style:table-column-properties style:column-width="2.5625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5625in" table:align="left"/>
    </style:style>
    <style:style style:name="Table7.A" style:family="table-column">
      <style:table-column-properties style:column-width="2.5625in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Times New Roman" fo:font-weight="normal" officeooo:rsid="00002401" officeooo:paragraph-rsid="00002401" style:font-weight-asian="normal" style:font-weight-complex="normal"/>
    </style:style>
    <style:style style:name="P2" style:family="paragraph" style:parent-style-name="Standard">
      <style:text-properties style:font-name="Times New Roman" fo:font-weight="normal" officeooo:rsid="00002401" officeooo:paragraph-rsid="0001c2a1" style:font-weight-asian="normal" style:font-weight-complex="normal"/>
    </style:style>
    <style:style style:name="P3" style:family="paragraph" style:parent-style-name="Standard">
      <style:text-properties style:font-name="Times New Roman" fo:font-weight="normal" officeooo:rsid="00002401" officeooo:paragraph-rsid="0002d0ba" style:font-weight-asian="normal" style:font-weight-complex="normal"/>
    </style:style>
    <style:style style:name="P4" style:family="paragraph" style:parent-style-name="Table_20_Contents">
      <style:text-properties style:font-name="Times New Roman" fo:font-weight="normal" officeooo:rsid="0001c2a1" officeooo:paragraph-rsid="0001c2a1" style:font-weight-asian="normal" style:font-weight-complex="normal"/>
    </style:style>
    <style:style style:name="P5" style:family="paragraph" style:parent-style-name="Table_20_Contents">
      <style:text-properties style:font-name="Times New Roman" fo:font-weight="normal" officeooo:rsid="0001c2a1" officeooo:paragraph-rsid="0002d0ba" style:font-weight-asian="normal" style:font-weight-complex="normal"/>
    </style:style>
    <style:style style:name="P6" style:family="paragraph" style:parent-style-name="Table_20_Contents">
      <style:text-properties style:font-name="Times New Roman" fo:font-weight="normal" officeooo:rsid="00041117" officeooo:paragraph-rsid="00041117" style:font-weight-asian="normal" style:font-weight-complex="normal"/>
    </style:style>
    <style:style style:name="P7" style:family="paragraph" style:parent-style-name="Table_20_Contents">
      <style:text-properties officeooo:rsid="000e8a10" officeooo:paragraph-rsid="000e8a10"/>
    </style:style>
    <style:style style:name="P8" style:family="paragraph" style:parent-style-name="Table_20_Contents">
      <style:text-properties officeooo:rsid="000e8a10" officeooo:paragraph-rsid="000eafb0"/>
    </style:style>
    <style:style style:name="P9" style:family="paragraph" style:parent-style-name="Table_20_Contents">
      <style:text-properties fo:font-weight="bold" officeooo:rsid="000e8a10" officeooo:paragraph-rsid="000e8a10" style:font-weight-asian="bold" style:font-weight-complex="bold"/>
    </style:style>
    <style:style style:name="P10" style:family="paragraph" style:parent-style-name="Table_20_Contents">
      <style:text-properties fo:font-weight="bold" officeooo:rsid="000e8a10" officeooo:paragraph-rsid="000eafb0" style:font-weight-asian="bold" style:font-weight-complex="bold"/>
    </style:style>
    <style:style style:name="P11" style:family="paragraph" style:parent-style-name="Table_20_Contents">
      <style:text-properties fo:font-weight="bold" officeooo:rsid="000eafb0" officeooo:paragraph-rsid="000eafb0" style:font-weight-asian="bold" style:font-weight-complex="bold"/>
    </style:style>
    <style:style style:name="P12" style:family="paragraph" style:parent-style-name="Standard" style:list-style-name="L1">
      <style:text-properties officeooo:paragraph-rsid="000e8a10"/>
    </style:style>
    <style:style style:name="P13" style:family="paragraph" style:parent-style-name="Standard" style:list-style-name="L1">
      <style:text-properties style:font-name="Times New Roman" fo:font-weight="normal" officeooo:rsid="00002401" officeooo:paragraph-rsid="00002401" style:font-weight-asian="normal" style:font-weight-complex="normal"/>
    </style:style>
    <style:style style:name="P14" style:family="paragraph" style:parent-style-name="Standard" style:list-style-name="L1">
      <style:text-properties style:font-name="Times New Roman" fo:font-weight="normal" officeooo:rsid="00002401" officeooo:paragraph-rsid="0001c2a1" style:font-weight-asian="normal" style:font-weight-complex="normal"/>
    </style:style>
    <style:style style:name="P15" style:family="paragraph" style:parent-style-name="Standard" style:list-style-name="L1">
      <style:text-properties style:font-name="Times New Roman" fo:font-weight="normal" officeooo:rsid="00002401" officeooo:paragraph-rsid="0002d0ba" style:font-weight-asian="normal" style:font-weight-complex="normal"/>
    </style:style>
    <style:style style:name="P16" style:family="paragraph" style:parent-style-name="Standard" style:list-style-name="L1">
      <style:text-properties style:font-name="Times New Roman" fo:font-weight="normal" officeooo:paragraph-rsid="00002401" style:font-weight-asian="normal" style:font-weight-complex="normal"/>
    </style:style>
    <style:style style:name="P17" style:family="paragraph" style:parent-style-name="Standard" style:list-style-name="L1">
      <style:text-properties style:font-name="Times New Roman" fo:font-weight="normal" officeooo:rsid="00041117" officeooo:paragraph-rsid="00052cfd" style:font-weight-asian="normal" style:font-weight-complex="normal"/>
    </style:style>
    <style:style style:name="P18" style:family="paragraph" style:parent-style-name="Standard" style:list-style-name="L1">
      <style:text-properties style:font-name="Times New Roman" fo:font-weight="normal" officeooo:rsid="00052cfd" officeooo:paragraph-rsid="00052cfd" style:font-weight-asian="normal" style:font-weight-complex="normal"/>
    </style:style>
    <style:style style:name="P19" style:family="paragraph" style:parent-style-name="Standard" style:list-style-name="L1">
      <style:text-properties style:font-name="Times New Roman" fo:font-weight="normal" officeooo:rsid="00061655" officeooo:paragraph-rsid="00061655" style:font-weight-asian="normal" style:font-weight-complex="normal"/>
    </style:style>
    <style:style style:name="P20" style:family="paragraph" style:parent-style-name="Standard">
      <style:text-properties style:font-name="Times New Roman" fo:font-weight="normal" officeooo:rsid="00061655" officeooo:paragraph-rsid="00061655" style:font-weight-asian="normal" style:font-weight-complex="normal"/>
    </style:style>
    <style:style style:name="P21" style:family="paragraph" style:parent-style-name="Standard">
      <style:text-properties fo:font-variant="normal" fo:text-transform="none" fo:color="#373637" style:text-position="0% 100%" style:font-name="Times New Roman" fo:letter-spacing="normal" fo:font-weight="normal" officeooo:rsid="00002401" officeooo:paragraph-rsid="00002401" style:font-weight-asian="normal" style:font-weight-complex="normal" loext:padding="0in" loext:border="none"/>
    </style:style>
    <style:style style:name="P22" style:family="paragraph" style:parent-style-name="Standard">
      <style:text-properties fo:font-variant="normal" fo:text-transform="none" fo:color="#373637" style:text-position="0% 100%" style:font-name="Times New Roman" fo:letter-spacing="normal" fo:font-weight="normal" officeooo:rsid="00002401" officeooo:paragraph-rsid="0001c2a1" style:font-weight-asian="normal" style:font-weight-complex="normal" loext:padding="0in" loext:border="none"/>
    </style:style>
    <style:style style:name="P23" style:family="paragraph" style:parent-style-name="Standard">
      <style:text-properties fo:font-variant="normal" fo:text-transform="none" fo:color="#373637" style:text-position="0% 100%" style:font-name="Times New Roman" fo:letter-spacing="normal" fo:font-weight="normal" officeooo:rsid="0002d0ba" officeooo:paragraph-rsid="0002d0ba" style:font-weight-asian="normal" style:font-weight-complex="normal" loext:padding="0in" loext:border="none"/>
    </style:style>
    <style:style style:name="P24" style:family="paragraph" style:parent-style-name="Standard" style:list-style-name="L1">
      <style:text-properties fo:font-variant="normal" fo:text-transform="none" fo:color="#373637" style:text-position="0% 100%" style:font-name="Times New Roman" fo:letter-spacing="normal" fo:font-weight="normal" officeooo:rsid="0002d0ba" officeooo:paragraph-rsid="0002d0ba" style:font-weight-asian="normal" style:font-weight-complex="normal" loext:padding="0in" loext:border="none"/>
    </style:style>
    <style:style style:name="P25" style:family="paragraph" style:parent-style-name="Standard" style:list-style-name="L1">
      <style:text-properties fo:font-variant="normal" fo:text-transform="none" fo:color="#373637" style:text-position="0% 100%" style:font-name="Times New Roman" fo:letter-spacing="normal" fo:font-weight="normal" officeooo:rsid="00052cfd" officeooo:paragraph-rsid="00052cfd" style:font-weight-asian="normal" style:font-weight-complex="normal" loext:padding="0in" loext:border="none"/>
    </style:style>
    <style:style style:name="P26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52cfd" officeooo:paragraph-rsid="00052cfd" style:font-size-asian="12pt" style:font-weight-asian="normal" style:font-name-complex="Symbol" style:font-size-complex="12pt" style:font-weight-complex="normal" loext:padding="0in" loext:border="none"/>
    </style:style>
    <style:style style:name="P27" style:family="paragraph" style:parent-style-name="Standard">
      <style:text-properties fo:font-variant="normal" fo:text-transform="none" fo:color="#373637" style:text-position="0% 100%" style:font-name="Times New Roman" fo:font-size="12pt" fo:letter-spacing="normal" fo:font-weight="normal" officeooo:rsid="00052cfd" officeooo:paragraph-rsid="00052cfd" style:font-size-asian="12pt" style:font-weight-asian="normal" style:font-name-complex="Symbol" style:font-size-complex="12pt" style:font-weight-complex="normal" loext:padding="0in" loext:border="none"/>
    </style:style>
    <style:style style:name="P28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41117" officeooo:paragraph-rsid="000764fa" style:font-size-asian="12pt" style:font-weight-asian="normal" style:font-name-complex="Symbol" style:font-size-complex="12pt" style:font-weight-complex="normal" loext:padding="0in" loext:border="none"/>
    </style:style>
    <style:style style:name="P29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7c284" officeooo:paragraph-rsid="0007c284" style:font-size-asian="12pt" style:font-weight-asian="normal" style:font-name-complex="Symbol" style:font-size-complex="12pt" style:font-weight-complex="normal" loext:padding="0in" loext:border="none"/>
    </style:style>
    <style:style style:name="P30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7c284" officeooo:paragraph-rsid="00094ce0" style:font-size-asian="12pt" style:font-weight-asian="normal" style:font-name-complex="Symbol" style:font-size-complex="12pt" style:font-weight-complex="normal" loext:padding="0in" loext:border="none"/>
    </style:style>
    <style:style style:name="P31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7c284" officeooo:paragraph-rsid="000a362f" style:font-size-asian="12pt" style:font-weight-asian="normal" style:font-name-complex="Symbol" style:font-size-complex="12pt" style:font-weight-complex="normal" loext:padding="0in" loext:border="none"/>
    </style:style>
    <style:style style:name="P32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7c284" officeooo:paragraph-rsid="000b5b81" style:font-size-asian="12pt" style:font-weight-asian="normal" style:font-name-complex="Symbol" style:font-size-complex="12pt" style:font-weight-complex="normal" loext:padding="0in" loext:border="none"/>
    </style:style>
    <style:style style:name="P33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7c284" officeooo:paragraph-rsid="000cf413" style:font-size-asian="12pt" style:font-weight-asian="normal" style:font-name-complex="Symbol" style:font-size-complex="12pt" style:font-weight-complex="normal" loext:padding="0in" loext:border="none"/>
    </style:style>
    <style:style style:name="P34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7c284" officeooo:paragraph-rsid="000e11fe" style:font-size-asian="12pt" style:font-weight-asian="normal" style:font-name-complex="Symbol" style:font-size-complex="12pt" style:font-weight-complex="normal" loext:padding="0in" loext:border="none"/>
    </style:style>
    <style:style style:name="P35" style:family="paragraph" style:parent-style-name="Standard">
      <style:text-properties fo:font-variant="normal" fo:text-transform="none" fo:color="#373637" style:text-position="0% 100%" style:font-name="Times New Roman" fo:font-size="12pt" fo:letter-spacing="normal" fo:font-weight="normal" officeooo:rsid="0007c284" officeooo:paragraph-rsid="0007c284" style:font-size-asian="12pt" style:font-weight-asian="normal" style:font-name-complex="Symbol" style:font-size-complex="12pt" style:font-weight-complex="normal" loext:padding="0in" loext:border="none"/>
    </style:style>
    <style:style style:name="P36" style:family="paragraph" style:parent-style-name="Standard">
      <style:text-properties fo:font-variant="normal" fo:text-transform="none" fo:color="#373637" style:text-position="0% 100%" style:font-name="Times New Roman" fo:font-size="12pt" fo:letter-spacing="normal" fo:font-weight="normal" officeooo:rsid="0007c284" officeooo:paragraph-rsid="00094ce0" style:font-size-asian="12pt" style:font-weight-asian="normal" style:font-name-complex="Symbol" style:font-size-complex="12pt" style:font-weight-complex="normal" loext:padding="0in" loext:border="none"/>
    </style:style>
    <style:style style:name="P37" style:family="paragraph" style:parent-style-name="Standard" style:list-style-name="">
      <style:text-properties fo:font-variant="normal" fo:text-transform="none" fo:color="#373637" style:text-position="0% 100%" style:font-name="Times New Roman" fo:font-size="12pt" fo:letter-spacing="normal" fo:font-weight="normal" officeooo:rsid="0007c284" officeooo:paragraph-rsid="000cf413" style:font-size-asian="12pt" style:font-weight-asian="normal" style:font-name-complex="Symbol" style:font-size-complex="12pt" style:font-weight-complex="normal" loext:padding="0in" loext:border="none"/>
    </style:style>
    <style:style style:name="P38" style:family="paragraph" style:parent-style-name="Standard">
      <style:text-properties fo:font-variant="normal" fo:text-transform="none" fo:color="#373637" style:text-position="0% 100%" style:font-name="Times New Roman" fo:font-size="12pt" fo:letter-spacing="normal" fo:font-weight="normal" officeooo:rsid="0007c284" officeooo:paragraph-rsid="000ee257" style:font-size-asian="12pt" style:font-weight-asian="normal" style:font-name-complex="Symbol" style:font-size-complex="12pt" style:font-weight-complex="normal" loext:padding="0in" loext:border="none"/>
    </style:style>
    <style:style style:name="P39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e4f34" officeooo:paragraph-rsid="000e4f34" style:font-size-asian="12pt" style:font-weight-asian="normal" style:font-name-complex="Symbol" style:font-size-complex="12pt" style:font-weight-complex="normal" loext:padding="0in" loext:border="none"/>
    </style:style>
    <style:style style:name="P40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e8a10" officeooo:paragraph-rsid="000e8a10" style:font-size-asian="12pt" style:font-weight-asian="normal" style:font-name-complex="Symbol" style:font-size-complex="12pt" style:font-weight-complex="normal" loext:padding="0in" loext:border="none"/>
    </style:style>
    <style:style style:name="P41" style:family="paragraph" style:parent-style-name="Standard">
      <style:text-properties fo:font-variant="normal" fo:text-transform="none" fo:color="#373637" style:text-position="0% 100%" style:font-name="Times New Roman" fo:font-size="12pt" fo:letter-spacing="normal" fo:font-weight="normal" officeooo:rsid="000e8a10" officeooo:paragraph-rsid="000e8a10" style:font-size-asian="12pt" style:font-weight-asian="normal" style:font-name-complex="Symbol" style:font-size-complex="12pt" style:font-weight-complex="normal" loext:padding="0in" loext:border="none"/>
    </style:style>
    <style:style style:name="P42" style:family="paragraph" style:parent-style-name="Standard">
      <style:text-properties fo:font-variant="normal" fo:text-transform="none" fo:color="#373637" style:text-position="0% 100%" style:font-name="Times New Roman" fo:font-size="12pt" fo:letter-spacing="normal" fo:font-weight="normal" officeooo:rsid="000e8a10" officeooo:paragraph-rsid="000eafb0" style:font-size-asian="12pt" style:font-weight-asian="normal" style:font-name-complex="Symbol" style:font-size-complex="12pt" style:font-weight-complex="normal" loext:padding="0in" loext:border="none"/>
    </style:style>
    <style:style style:name="P43" style:family="paragraph" style:parent-style-name="Standard">
      <style:text-properties fo:font-variant="normal" fo:text-transform="none" fo:color="#373637" style:text-position="0% 100%" style:font-name="Times New Roman" fo:font-size="12pt" fo:letter-spacing="normal" fo:font-weight="normal" officeooo:rsid="000eafb0" officeooo:paragraph-rsid="000eafb0" style:font-size-asian="12pt" style:font-weight-asian="normal" style:font-name-complex="Symbol" style:font-size-complex="12pt" style:font-weight-complex="normal" loext:padding="0in" loext:border="none"/>
    </style:style>
    <style:style style:name="P44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eafb0" officeooo:paragraph-rsid="000eafb0" style:font-size-asian="12pt" style:font-weight-asian="normal" style:font-name-complex="Symbol" style:font-size-complex="12pt" style:font-weight-complex="normal" loext:padding="0in" loext:border="none"/>
    </style:style>
    <style:style style:name="P45" style:family="paragraph" style:parent-style-name="Standard" style:list-style-name="L1">
      <style:text-properties fo:font-variant="normal" fo:text-transform="none" fo:color="#373637" style:text-position="0% 100%" style:font-name="Times New Roman" fo:font-size="12pt" fo:letter-spacing="normal" fo:font-weight="normal" officeooo:rsid="000eafb0" officeooo:paragraph-rsid="000eafb0" style:font-size-asian="12pt" style:font-weight-asian="normal" style:font-name-complex="Symbol" style:font-size-complex="12pt" style:font-weight-complex="normal" loext:padding="0in" loext:border="none"/>
    </style:style>
    <style:style style:name="P46" style:family="paragraph" style:parent-style-name="Standard">
      <style:text-properties fo:font-variant="normal" fo:text-transform="none" fo:color="#373637" style:text-position="0% 100%" style:font-name="Times New Roman" fo:font-size="12pt" fo:letter-spacing="normal" fo:font-weight="normal" officeooo:rsid="000eafb0" officeooo:paragraph-rsid="000eafb0" style:font-size-asian="12pt" style:font-weight-asian="normal" style:font-name-complex="Symbol" style:font-size-complex="12pt" style:font-weight-complex="normal" loext:padding="0in" loext:border="none"/>
    </style:style>
    <style:style style:name="P47" style:family="paragraph" style:parent-style-name="Standard">
      <style:text-properties officeooo:paragraph-rsid="000e8a10"/>
    </style:style>
    <style:style style:name="P48" style:family="paragraph" style:parent-style-name="Standard" style:list-style-name="L1">
      <style:paragraph-properties fo:break-before="page"/>
      <style:text-properties fo:font-variant="normal" fo:text-transform="none" fo:color="#373637" style:text-position="0% 100%" style:font-name="Times New Roman" fo:letter-spacing="normal" fo:font-weight="normal" officeooo:rsid="0002d0ba" officeooo:paragraph-rsid="0002d0ba" style:font-weight-asian="normal" style:font-weight-complex="normal" loext:padding="0in" loext:border="none"/>
    </style:style>
    <style:style style:name="P49" style:family="paragraph" style:parent-style-name="Standard" style:list-style-name="L1">
      <style:paragraph-properties fo:break-before="page"/>
      <style:text-properties fo:font-variant="normal" fo:text-transform="none" fo:color="#373637" style:text-position="0% 100%" style:font-name="Times New Roman" fo:font-size="12pt" fo:letter-spacing="normal" fo:font-weight="normal" officeooo:rsid="000e4f34" officeooo:paragraph-rsid="000e4f34" style:font-size-asian="12pt" style:font-weight-asian="normal" style:font-name-complex="Symbol" style:font-size-complex="12pt" style:font-weight-complex="normal" loext:padding="0in" loext:border="none"/>
    </style:style>
    <style:style style:name="T1" style:family="text">
      <style:text-properties officeooo:rsid="00002401"/>
    </style:style>
    <style:style style:name="T2" style:family="text">
      <style:text-properties fo:font-variant="normal" fo:text-transform="none" fo:color="#373637" fo:letter-spacing="normal" loext:padding="0in" loext:border="none"/>
    </style:style>
    <style:style style:name="T3" style:family="text">
      <style:text-properties fo:font-variant="normal" fo:text-transform="none" fo:color="#373637" style:text-position="sub 58%" fo:letter-spacing="normal" loext:padding="0in" loext:border="none"/>
    </style:style>
    <style:style style:name="T4" style:family="text">
      <style:text-properties fo:font-variant="normal" fo:text-transform="none" fo:color="#373637" style:text-position="sub 58%" fo:letter-spacing="normal" officeooo:rsid="00002401" loext:padding="0in" loext:border="none"/>
    </style:style>
    <style:style style:name="T5" style:family="text">
      <style:text-properties fo:font-variant="normal" fo:text-transform="none" fo:color="#373637" style:text-position="sub 58%" fo:letter-spacing="normal" officeooo:rsid="0001c2a1" loext:padding="0in" loext:border="none"/>
    </style:style>
    <style:style style:name="T6" style:family="text">
      <style:text-properties fo:font-variant="normal" fo:text-transform="none" fo:color="#373637" style:text-position="sub 58%" fo:letter-spacing="normal" officeooo:rsid="0002d0ba" loext:padding="0in" loext:border="none"/>
    </style:style>
    <style:style style:name="T7" style:family="text">
      <style:text-properties fo:font-variant="normal" fo:text-transform="none" fo:color="#373637" style:text-position="sub 58%" fo:font-size="12pt" fo:letter-spacing="normal" style:font-size-asian="12pt" style:font-name-complex="Symbol" style:font-size-complex="12pt" loext:padding="0in" loext:border="none"/>
    </style:style>
    <style:style style:name="T8" style:family="text">
      <style:text-properties fo:font-variant="normal" fo:text-transform="none" fo:color="#373637" style:text-position="sub 58%" fo:font-size="12pt" fo:letter-spacing="normal" officeooo:rsid="00052cfd" style:font-size-asian="12pt" style:font-name-complex="Symbol" style:font-size-complex="12pt" loext:padding="0in" loext:border="none"/>
    </style:style>
    <style:style style:name="T9" style:family="text">
      <style:text-properties fo:font-variant="normal" fo:text-transform="none" fo:color="#373637" style:text-position="sub 58%" fo:font-size="12pt" fo:letter-spacing="normal" officeooo:rsid="00041117" style:font-size-asian="12pt" style:font-name-complex="Symbol" style:font-size-complex="12pt" loext:padding="0in" loext:border="none"/>
    </style:style>
    <style:style style:name="T10" style:family="text">
      <style:text-properties fo:font-variant="normal" fo:text-transform="none" fo:color="#373637" style:text-position="0% 100%" fo:letter-spacing="normal" officeooo:rsid="00002401" loext:padding="0in" loext:border="none"/>
    </style:style>
    <style:style style:name="T11" style:family="text">
      <style:text-properties fo:font-variant="normal" fo:text-transform="none" fo:color="#373637" style:text-position="0% 100%" fo:letter-spacing="normal" loext:padding="0in" loext:border="none"/>
    </style:style>
    <style:style style:name="T12" style:family="text">
      <style:text-properties fo:font-variant="normal" fo:text-transform="none" fo:color="#373637" style:text-position="0% 100%" fo:letter-spacing="normal" officeooo:rsid="00052cfd" loext:padding="0in" loext:border="none"/>
    </style:style>
    <style:style style:name="T13" style:family="text">
      <style:text-properties fo:font-variant="normal" fo:text-transform="none" fo:color="#373637" style:text-position="0% 100%" style:font-name="Symbol" fo:font-size="12pt" fo:letter-spacing="normal" style:font-size-asian="12pt" style:font-name-complex="Symbol" style:font-size-complex="12pt" loext:padding="0in" loext:border="none"/>
    </style:style>
    <style:style style:name="T14" style:family="text">
      <style:text-properties fo:font-variant="normal" fo:text-transform="none" fo:color="#373637" style:text-position="0% 100%" style:font-name="Symbol" fo:font-size="12pt" fo:letter-spacing="normal" officeooo:rsid="00052cfd" style:font-size-asian="12pt" style:font-name-complex="Symbol" style:font-size-complex="12pt" loext:padding="0in" loext:border="none"/>
    </style:style>
    <style:style style:name="T15" style:family="text">
      <style:text-properties fo:font-variant="normal" fo:text-transform="none" fo:color="#373637" style:text-position="0% 100%" style:font-name="Symbol" fo:font-size="12pt" fo:letter-spacing="normal" officeooo:rsid="00041117" style:font-size-asian="12pt" style:font-name-complex="Symbol" style:font-size-complex="12pt" loext:padding="0in" loext:border="none"/>
    </style:style>
    <style:style style:name="T16" style:family="text">
      <style:text-properties fo:font-variant="normal" fo:text-transform="none" fo:color="#373637" style:text-position="0% 100%" fo:font-size="12pt" fo:letter-spacing="normal" officeooo:rsid="00052cfd" style:font-size-asian="12pt" style:font-name-complex="Symbol" style:font-size-complex="12pt" loext:padding="0in" loext:border="none"/>
    </style:style>
    <style:style style:name="T17" style:family="text">
      <style:text-properties fo:font-variant="normal" fo:text-transform="none" fo:color="#373637" style:text-position="0% 100%" fo:font-size="12pt" fo:letter-spacing="normal" style:font-size-asian="12pt" style:font-name-complex="Symbol" style:font-size-complex="12pt" loext:padding="0in" loext:border="none"/>
    </style:style>
    <style:style style:name="T18" style:family="text">
      <style:text-properties fo:font-variant="normal" fo:text-transform="none" fo:color="#373637" style:text-position="0% 100%" style:font-name="Times New Roman" fo:font-size="12pt" fo:letter-spacing="normal" fo:font-weight="normal" officeooo:rsid="000e8a10" style:font-size-asian="12pt" style:font-weight-asian="normal" style:font-name-complex="Symbol" style:font-size-complex="12pt" style:font-weight-complex="normal" loext:padding="0in" loext:border="none"/>
    </style:style>
    <style:style style:name="T19" style:family="text">
      <style:text-properties style:font-name="Symbol"/>
    </style:style>
    <style:style style:name="T20" style:family="text">
      <style:text-properties style:font-name="Symbol" officeooo:rsid="00052cfd"/>
    </style:style>
    <style:style style:name="T21" style:family="text">
      <style:text-properties style:font-name="Symbol" officeooo:rsid="00094ce0"/>
    </style:style>
    <style:style style:name="T22" style:family="text">
      <style:text-properties style:font-name="Symbol" officeooo:rsid="00094ce0" style:font-name-asian="Symbol"/>
    </style:style>
    <style:style style:name="T23" style:family="text">
      <style:text-properties style:font-name="Symbol" officeooo:rsid="000eafb0"/>
    </style:style>
    <style:style style:name="T24" style:family="text">
      <style:text-properties style:font-name="Symbol" officeooo:rsid="000ee257"/>
    </style:style>
    <style:style style:name="T25" style:family="text">
      <style:text-properties style:text-position="sub 58%"/>
    </style:style>
    <style:style style:name="T26" style:family="text">
      <style:text-properties style:text-position="sub 58%" officeooo:rsid="000764fa"/>
    </style:style>
    <style:style style:name="T27" style:family="text">
      <style:text-properties style:text-position="sub 58%" officeooo:rsid="00002401"/>
    </style:style>
    <style:style style:name="T28" style:family="text">
      <style:text-properties style:text-position="sub 58%" officeooo:rsid="00094ce0"/>
    </style:style>
    <style:style style:name="T29" style:family="text">
      <style:text-properties style:text-position="sub 58%" style:font-name="Symbol" officeooo:rsid="000eafb0"/>
    </style:style>
    <style:style style:name="T30" style:family="text">
      <style:text-properties style:text-position="sub 58%" style:font-name="Times New Roman" officeooo:rsid="000a362f"/>
    </style:style>
    <style:style style:name="T31" style:family="text">
      <style:text-properties style:text-position="sub 58%" style:font-name="Times New Roman" officeooo:rsid="000cf413"/>
    </style:style>
    <style:style style:name="T32" style:family="text">
      <style:text-properties style:text-position="sub 58%" style:font-name="Times New Roman" officeooo:rsid="000e11fe"/>
    </style:style>
    <style:style style:name="T33" style:family="text">
      <style:text-properties style:text-position="sub 58%" style:font-name="Times New Roman" officeooo:rsid="000eafb0"/>
    </style:style>
    <style:style style:name="T34" style:family="text">
      <style:text-properties style:text-position="sub 58%" style:font-name="Times New Roman" officeooo:rsid="000ee257"/>
    </style:style>
    <style:style style:name="T35" style:family="text">
      <style:text-properties style:text-position="sub 58%" officeooo:rsid="000a362f"/>
    </style:style>
    <style:style style:name="T36" style:family="text">
      <style:text-properties style:text-position="sub 58%" officeooo:rsid="000b5b81"/>
    </style:style>
    <style:style style:name="T37" style:family="text">
      <style:text-properties style:text-position="sub 58%" officeooo:rsid="000e11fe"/>
    </style:style>
    <style:style style:name="T38" style:family="text">
      <style:text-properties officeooo:rsid="000764fa"/>
    </style:style>
    <style:style style:name="T39" style:family="text">
      <style:text-properties officeooo:rsid="00094ce0"/>
    </style:style>
    <style:style style:name="T40" style:family="text">
      <style:text-properties officeooo:rsid="000a362f"/>
    </style:style>
    <style:style style:name="T41" style:family="text">
      <style:text-properties officeooo:rsid="000b5b81"/>
    </style:style>
    <style:style style:name="T42" style:family="text">
      <style:text-properties officeooo:rsid="00094ce0" style:font-name-asian="Symbol"/>
    </style:style>
    <style:style style:name="T43" style:family="text">
      <style:text-properties officeooo:rsid="000b5b81" style:font-name-asian="Symbol"/>
    </style:style>
    <style:style style:name="T44" style:family="text">
      <style:text-properties fo:color="#2d3b45" style:font-name="Lato" fo:font-style="normal"/>
    </style:style>
    <style:style style:name="T45" style:family="text">
      <style:text-properties fo:color="#2d3b45" fo:font-style="normal"/>
    </style:style>
    <style:style style:name="T46" style:family="text">
      <style:text-properties officeooo:rsid="000e11fe"/>
    </style:style>
    <style:style style:name="T47" style:family="text">
      <style:text-properties officeooo:rsid="000eaf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iam Frank</text:p>
      <text:p text:style-name="P1">2/7/20</text:p>
      <text:p text:style-name="P1">Database Systems – Homework 3</text:p>
      <text:p text:style-name="P1"/>
      <text:p text:style-name="P1"/>
      <text:list xml:id="list841431334" text:style-name="L1">
        <text:list-item>
          <text:p text:style-name="P13">Joins</text:p>
        </text:list-item>
      </text:list>
      <text:p text:style-name="P1"/>
      <text:list xml:id="list145930655982824" text:continue-numbering="true" text:style-name="L1">
        <text:list-item>
          <text:list>
            <text:list-item>
              <text:p text:style-name="P16"><text:span text:style-name="T1">T1 </text:span><text:bookmark text:name="gen-h1-1-00000001"/><text:span text:style-name="T2">⋈</text:span><text:span text:style-name="T4">T1.A = T2.A</text:span><text:span text:style-name="T10"> T2</text:span></text:p>
            </text:list-item>
          </text:list>
        </text:list-item>
      </text:list>
      <text:p text:style-name="P21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T1.A</text:p>
          </table:table-cell>
          <table:table-cell table:style-name="Table1.A1" office:value-type="string">
            <text:p text:style-name="P4">T1.Q</text:p>
          </table:table-cell>
          <table:table-cell table:style-name="Table1.A1" office:value-type="string">
            <text:p text:style-name="P4">T1.R</text:p>
          </table:table-cell>
          <table:table-cell table:style-name="Table1.A1" office:value-type="string">
            <text:p text:style-name="P4">T2.A</text:p>
          </table:table-cell>
          <table:table-cell table:style-name="Table1.A1" office:value-type="string">
            <text:p text:style-name="P4">T2.B</text:p>
          </table:table-cell>
          <table:table-cell table:style-name="Table1.F1" office:value-type="string">
            <text:p text:style-name="P4">T2.C</text:p>
          </table:table-cell>
        </table:table-row>
        <table:table-row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a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b</text:p>
          </table:table-cell>
          <table:table-cell table:style-name="Table1.F2" office:value-type="string">
            <text:p text:style-name="P4">6</text:p>
          </table:table-cell>
        </table:table-row>
        <table:table-row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a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b</text:p>
          </table:table-cell>
          <table:table-cell table:style-name="Table1.F2" office:value-type="string">
            <text:p text:style-name="P4">5</text:p>
          </table:table-cell>
        </table:table-row>
      </table:table>
      <text:p text:style-name="P21"/>
      <text:p text:style-name="P21"/>
      <text:list xml:id="list145930006718839" text:continue-numbering="true" text:style-name="L1">
        <text:list-item>
          <text:list>
            <text:list-item>
              <text:p text:style-name="P14">T1 <text:bookmark text:name="gen-h1-1-000000011"/><text:span text:style-name="T2">⋈</text:span><text:span text:style-name="T3">T1.</text:span><text:span text:style-name="T5">Q</text:span><text:span text:style-name="T3"> = T2.</text:span><text:span text:style-name="T5">B</text:span><text:span text:style-name="T11"> T2</text:span></text:p>
            </text:list-item>
          </text:list>
        </text:list-item>
      </text:list>
      <text:p text:style-name="P22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4">T1.A</text:p>
          </table:table-cell>
          <table:table-cell table:style-name="Table2.A1" office:value-type="string">
            <text:p text:style-name="P4">T1.Q</text:p>
          </table:table-cell>
          <table:table-cell table:style-name="Table2.A1" office:value-type="string">
            <text:p text:style-name="P4">T1.R</text:p>
          </table:table-cell>
          <table:table-cell table:style-name="Table2.A1" office:value-type="string">
            <text:p text:style-name="P4">T2.A</text:p>
          </table:table-cell>
          <table:table-cell table:style-name="Table2.A1" office:value-type="string">
            <text:p text:style-name="P4">T2.B</text:p>
          </table:table-cell>
          <table:table-cell table:style-name="Table2.F1" office:value-type="string">
            <text:p text:style-name="P4">T2.C</text:p>
          </table:table-cell>
        </table:table-row>
        <table:table-row>
          <table:table-cell table:style-name="Table2.A2" office:value-type="string">
            <text:p text:style-name="P4">25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20</text:p>
          </table:table-cell>
          <table:table-cell table:style-name="Table2.A2" office:value-type="string">
            <text:p text:style-name="P4">b</text:p>
          </table:table-cell>
          <table:table-cell table:style-name="Table2.F2" office:value-type="string">
            <text:p text:style-name="P4">6</text:p>
          </table:table-cell>
        </table:table-row>
        <table:table-row>
          <table:table-cell table:style-name="Table2.A2" office:value-type="string">
            <text:p text:style-name="P4">25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20</text:p>
          </table:table-cell>
          <table:table-cell table:style-name="Table2.A2" office:value-type="string">
            <text:p text:style-name="P4">b</text:p>
          </table:table-cell>
          <table:table-cell table:style-name="Table2.F2" office:value-type="string">
            <text:p text:style-name="P4">5</text:p>
          </table:table-cell>
        </table:table-row>
      </table:table>
      <text:p text:style-name="P22"/>
      <text:list xml:id="list145929338628621" text:continue-numbering="true" text:style-name="L1">
        <text:list-item>
          <text:list>
            <text:list-item>
              <text:p text:style-name="P14"><text:span text:style-name="T11">T1 </text:span><text:bookmark text:name="gen-h1-1-000000012"/><text:span text:style-name="T11">⋈ T2</text:span></text:p>
            </text:list-item>
          </text:list>
        </text:list-item>
      </text:list>
      <text:p text:style-name="P22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4">A</text:p>
          </table:table-cell>
          <table:table-cell table:style-name="Table3.A1" office:value-type="string">
            <text:p text:style-name="P4">T1.Q</text:p>
          </table:table-cell>
          <table:table-cell table:style-name="Table3.A1" office:value-type="string">
            <text:p text:style-name="P4">T1.R</text:p>
          </table:table-cell>
          <table:table-cell table:style-name="Table3.A1" office:value-type="string">
            <text:p text:style-name="P4">T2.B</text:p>
          </table:table-cell>
          <table:table-cell table:style-name="Table3.E1" office:value-type="string">
            <text:p text:style-name="P4">T2.C</text:p>
          </table:table-cell>
        </table:table-row>
        <table:table-row>
          <table:table-cell table:style-name="Table3.A2" office:value-type="string">
            <text:p text:style-name="P4">20</text:p>
          </table:table-cell>
          <table:table-cell table:style-name="Table3.A2" office:value-type="string">
            <text:p text:style-name="P4">a</text:p>
          </table:table-cell>
          <table:table-cell table:style-name="Table3.A2" office:value-type="string">
            <text:p text:style-name="P4">5</text:p>
          </table:table-cell>
          <table:table-cell table:style-name="Table3.A2" office:value-type="string">
            <text:p text:style-name="P4">b</text:p>
          </table:table-cell>
          <table:table-cell table:style-name="Table3.E2" office:value-type="string">
            <text:p text:style-name="P4">6</text:p>
          </table:table-cell>
        </table:table-row>
        <table:table-row>
          <table:table-cell table:style-name="Table3.A2" office:value-type="string">
            <text:p text:style-name="P4">20</text:p>
          </table:table-cell>
          <table:table-cell table:style-name="Table3.A2" office:value-type="string">
            <text:p text:style-name="P4">a</text:p>
          </table:table-cell>
          <table:table-cell table:style-name="Table3.A2" office:value-type="string">
            <text:p text:style-name="P4">5</text:p>
          </table:table-cell>
          <table:table-cell table:style-name="Table3.A2" office:value-type="string">
            <text:p text:style-name="P6">b</text:p>
          </table:table-cell>
          <table:table-cell table:style-name="Table3.E2" office:value-type="string">
            <text:p text:style-name="P6">5</text:p>
          </table:table-cell>
        </table:table-row>
      </table:table>
      <text:p text:style-name="P2"/>
      <text:list xml:id="list145930810656268" text:continue-numbering="true" text:style-name="L1">
        <text:list-item>
          <text:list>
            <text:list-item>
              <text:p text:style-name="P15"><text:span text:style-name="T11">T1 </text:span><text:bookmark text:name="gen-h1-1-0000000111"/><text:span text:style-name="T11">⋈</text:span><text:span text:style-name="T3">T1.</text:span><text:span text:style-name="T6">A</text:span><text:span text:style-name="T3"> = T2.</text:span><text:span text:style-name="T6">A &amp;&amp; T1.R = T2.C</text:span><text:span text:style-name="T11"> T2</text:span></text:p>
            </text:list-item>
          </text:list>
        </text:list-item>
      </text:list>
      <text:p text:style-name="P3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5">T1.A</text:p>
          </table:table-cell>
          <table:table-cell table:style-name="Table4.A1" office:value-type="string">
            <text:p text:style-name="P5">T1.Q</text:p>
          </table:table-cell>
          <table:table-cell table:style-name="Table4.A1" office:value-type="string">
            <text:p text:style-name="P5">T1.R</text:p>
          </table:table-cell>
          <table:table-cell table:style-name="Table4.A1" office:value-type="string">
            <text:p text:style-name="P5">T2.A</text:p>
          </table:table-cell>
          <table:table-cell table:style-name="Table4.A1" office:value-type="string">
            <text:p text:style-name="P5">T2.B</text:p>
          </table:table-cell>
          <table:table-cell table:style-name="Table4.F1" office:value-type="string">
            <text:p text:style-name="P5">T2.C</text:p>
          </table:table-cell>
        </table:table-row>
        <table:table-row>
          <table:table-cell table:style-name="Table4.A2" office:value-type="string">
            <text:p text:style-name="P4">20</text:p>
          </table:table-cell>
          <table:table-cell table:style-name="Table4.A2" office:value-type="string">
            <text:p text:style-name="P4">a</text:p>
          </table:table-cell>
          <table:table-cell table:style-name="Table4.A2" office:value-type="string">
            <text:p text:style-name="P4">5</text:p>
          </table:table-cell>
          <table:table-cell table:style-name="Table4.A2" office:value-type="string">
            <text:p text:style-name="P4">20</text:p>
          </table:table-cell>
          <table:table-cell table:style-name="Table4.A2" office:value-type="string">
            <text:p text:style-name="P4">b</text:p>
          </table:table-cell>
          <table:table-cell table:style-name="Table4.F2" office:value-type="string">
            <text:p text:style-name="P4">5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23"/>
      <text:list xml:id="list145929734347636" text:continue-numbering="true" text:style-name="L1">
        <text:list-item>
          <text:p text:style-name="P48">Reformulate</text:p>
          <text:p text:style-name="P24"/>
          <text:list>
            <text:list-item>
              <text:p text:style-name="P17"><text:span text:style-name="T14"></text:span><text:span text:style-name="T8">x, y, z</text:span><text:span text:style-name="T14">(</text:span><text:span text:style-name="T13"></text:span><text:span text:style-name="T7">T2.x = T3.x &amp;&amp; T2.y = T3.y</text:span><text:span text:style-name="T11">(T2 </text:span><text:span text:style-name="T13"></text:span><text:span text:style-name="T11"> T3)</text:span><text:span text:style-name="T12">)</text:span></text:p>
              <text:p text:style-name="P25"/>
            </text:list-item>
            <text:list-item>
              <text:p text:style-name="P17"><text:span text:style-name="T14"></text:span><text:span text:style-name="T8">x</text:span><text:span text:style-name="T16">(T2) - (</text:span><text:span text:style-name="T14"></text:span><text:span text:style-name="T8">x</text:span><text:span text:style-name="T16">(T2) – T1)</text:span></text:p>
              <text:p text:style-name="P26"/>
            </text:list-item>
            <text:list-item>
              <text:p text:style-name="P18"><text:span text:style-name="T13"></text:span><text:span text:style-name="T7">z</text:span><text:span text:style-name="T13">(</text:span><text:span text:style-name="T15"></text:span><text:span text:style-name="T9">T2.</text:span><text:span text:style-name="T7">y</text:span><text:span text:style-name="T9"> = T3.</text:span><text:span text:style-name="T7">y</text:span><text:span text:style-name="T17">(T2 </text:span><text:span text:style-name="T15"> </text:span><text:span text:style-name="T17">T3))</text:span></text:p>
              <text:p text:style-name="P26"/>
            </text:list-item>
            <text:list-item>
              <text:p text:style-name="P17"><text:span text:style-name="T14"></text:span><text:span text:style-name="T8">y</text:span><text:span text:style-name="T16">(T2) - </text:span><text:span text:style-name="T14"></text:span><text:span text:style-name="T8">y</text:span><text:span text:style-name="T16">(</text:span><text:span text:style-name="T14"></text:span><text:span text:style-name="T8">y</text:span><text:span text:style-name="T16">(T2) </text:span><text:span text:style-name="T13"></text:span><text:span text:style-name="T17"> T</text:span><text:span text:style-name="T16">1 – T2)</text:span></text:p>
            </text:list-item>
          </text:list>
        </text:list-item>
      </text:list>
      <text:p text:style-name="P27"/>
      <text:p text:style-name="P27"/>
      <text:p text:style-name="P27"/>
      <text:p text:style-name="P27"/>
      <text:list xml:id="list145929892128907" text:continue-numbering="true" text:style-name="L1">
        <text:list-item>
          <text:p text:style-name="P19"><text:span text:style-name="T16">C</text:span><text:span text:style-name="T17">hess Queries</text:span></text:p>
        </text:list-item>
      </text:list>
      <text:p text:style-name="P20"><text:span text:style-name="T17"/></text:p>
      <text:list xml:id="list145930105187026" text:continue-numbering="true" text:style-name="L1">
        <text:list-item>
          <text:list>
            <text:list-item>
              <text:p text:style-name="P28"><text:span text:style-name="T20"></text:span><text:span text:style-name="T26">Name</text:span><text:span text:style-name="T38">(</text:span><text:span text:style-name="T19"></text:span><text:span text:style-name="T26">Elo &gt;= 2850</text:span><text:span text:style-name="T38">(Players))</text:span></text:p>
              <text:p text:style-name="P28"/>
            </text:list-item>
            <text:list-item>
              <text:p text:style-name="P29"><text:span text:style-name="T20"></text:span><text:span text:style-name="T26">Name</text:span>(Players<text:span text:style-name="T1"> </text:span><text:bookmark text:name="gen-h1-1-000000013"/>⋈<text:span text:style-name="T25">Players</text:span><text:span text:style-name="T27">.</text:span><text:span text:style-name="T25">pID</text:span><text:span text:style-name="T27"> = </text:span><text:span text:style-name="T25">Games</text:span><text:span text:style-name="T27">.</text:span><text:span text:style-name="T25">wpID </text:span>Games)</text:p>
            </text:list-item>
          </text:list>
        </text:list-item>
      </text:list>
      <text:p text:style-name="P35"/>
      <text:list xml:id="list145929441903571" text:continue-numbering="true" text:style-name="L1">
        <text:list-item>
          <text:list>
            <text:list-item>
              <text:p text:style-name="P30"><text:span text:style-name="T20"></text:span><text:span text:style-name="T26">Name</text:span>(Players<text:span text:style-name="T1"> </text:span><text:bookmark text:name="gen-h1-1-0000000131"/>⋈<text:span text:style-name="T25">Players</text:span><text:span text:style-name="T27">.</text:span><text:span text:style-name="T25">pID</text:span><text:span text:style-name="T27"> = </text:span><text:span text:style-name="T25">Games</text:span><text:span text:style-name="T27">.</text:span><text:span text:style-name="T25">wpID <text:s/></text:span><text:span text:style-name="T28">&amp;&amp; Games.Result = ‘W’ </text:span>Games)</text:p>
            </text:list-item>
          </text:list>
        </text:list-item>
      </text:list>
      <text:p text:style-name="P36"/>
      <text:list xml:id="list145930834838205" text:continue-numbering="true" text:style-name="L1">
        <text:list-item>
          <text:list>
            <text:list-item>
              <text:p text:style-name="P30">ρ<text:span text:style-name="T39">(PlayerGames, </text:span>Players<text:span text:style-name="T1"> </text:span><text:bookmark text:name="gen-h1-1-0000000132"/>⋈<text:span text:style-name="T25">Players</text:span><text:span text:style-name="T27">.</text:span><text:span text:style-name="T25">pID</text:span><text:span text:style-name="T27"> = </text:span><text:span text:style-name="T25">Games</text:span><text:span text:style-name="T27">.</text:span><text:span text:style-name="T25">wpID </text:span><text:span text:style-name="T28">| | <text:s/></text:span><text:span text:style-name="T25">Players</text:span><text:span text:style-name="T27">.</text:span><text:span text:style-name="T25">pID</text:span><text:span text:style-name="T27"> = </text:span><text:span text:style-name="T25">Games</text:span><text:span text:style-name="T27">.</text:span><text:span text:style-name="T28">b</text:span><text:span text:style-name="T25">pID </text:span>Games<text:span text:style-name="T39">)</text:span></text:p>
              <text:p text:style-name="P30"><text:span text:style-name="T20"></text:span><text:span text:style-name="T26">Name</text:span>(<text:span text:style-name="T39">PlayerGames </text:span><text:bookmark text:name="gen-h1-1-0000000133"/>⋈<text:span text:style-name="T28">Year = 2018</text:span> <text:span text:style-name="T39">Events</text:span>)</text:p>
              <text:p text:style-name="P30"/>
            </text:list-item>
            <text:list-item>
              <text:p text:style-name="P31">ρ<text:span text:style-name="T39">(MID, </text:span><text:span text:style-name="T20"></text:span><text:span text:style-name="T30">pID </text:span><text:span text:style-name="T40">(</text:span><text:span text:style-name="T21"></text:span><text:span text:style-name="T30">Name = ‘Magnus Carlsen’ </text:span><text:span text:style-name="T38">(</text:span>Players<text:span text:style-name="T1">)))</text:span></text:p>
              <text:p text:style-name="P31">ρ<text:span text:style-name="T39">(MLosses, MID </text:span><text:bookmark text:name="gen-h1-1-00000001322"/>⋈ <text:span text:style-name="T35">(</text:span><text:span text:style-name="T28">MID</text:span><text:span text:style-name="T27">.</text:span><text:span text:style-name="T25">pID</text:span><text:span text:style-name="T27"> = </text:span><text:span text:style-name="T25">Games</text:span><text:span text:style-name="T27">.</text:span><text:span text:style-name="T25">wpID </text:span><text:span text:style-name="T35">&amp;&amp;</text:span><text:span text:style-name="T28"> </text:span><text:span text:style-name="T35">Games.Result</text:span><text:span text:style-name="T28"> </text:span><text:span text:style-name="T27">= ‘</text:span><text:span text:style-name="T35">B’)</text:span><text:span text:style-name="T25"> </text:span><text:span text:style-name="T35">| | (</text:span><text:span text:style-name="T28">MID</text:span><text:span text:style-name="T27">.</text:span><text:span text:style-name="T25">pID</text:span><text:span text:style-name="T27"> = </text:span><text:span text:style-name="T25">Games</text:span><text:span text:style-name="T27">.</text:span><text:span text:style-name="T35">b</text:span><text:span text:style-name="T25">pID </text:span><text:span text:style-name="T35">&amp;&amp;</text:span><text:span text:style-name="T28"> </text:span><text:span text:style-name="T35">Games.Result</text:span><text:span text:style-name="T28"> </text:span><text:span text:style-name="T27">= ‘</text:span><text:span text:style-name="T35">W’) </text:span>Games<text:span text:style-name="T39">)</text:span></text:p>
              <text:p text:style-name="P31"><text:span text:style-name="T20"></text:span><text:span text:style-name="T26">Name, </text:span><text:span text:style-name="T35">Year </text:span>(<text:span text:style-name="T40">MLosses </text:span><text:bookmark text:name="gen-h1-1-0000000134"/>⋈ <text:span text:style-name="T40">Events</text:span>)</text:p>
              <text:p text:style-name="P31"/>
            </text:list-item>
            <text:list-item>
              <text:p text:style-name="P32">ρ<text:span text:style-name="T39">(MID, </text:span><text:span text:style-name="T20"></text:span><text:span text:style-name="T30">pID </text:span><text:span text:style-name="T40">(</text:span><text:span text:style-name="T21"></text:span><text:span text:style-name="T30">Name = ‘Magnus Carlsen’ </text:span><text:span text:style-name="T38">(</text:span>Players<text:span text:style-name="T1">)))</text:span></text:p>
              <text:p text:style-name="P32">ρ<text:span text:style-name="T39">(MagnusWhiteGames, MID </text:span><text:bookmark text:name="gen-h1-1-000000013221"/>⋈ <text:span text:style-name="T28">MID</text:span><text:span text:style-name="T27">.</text:span><text:span text:style-name="T25">pID</text:span><text:span text:style-name="T27"> = </text:span><text:span text:style-name="T25">Games</text:span><text:span text:style-name="T27">.</text:span><text:span text:style-name="T25">wpID </text:span>Games<text:span text:style-name="T39">)</text:span></text:p>
              <text:p text:style-name="P32">ρ<text:span text:style-name="T39">(MagnusBlackGames, MID </text:span><text:bookmark text:name="gen-h1-1-0000000132211"/>⋈ <text:span text:style-name="T28">MID</text:span><text:span text:style-name="T27">.</text:span><text:span text:style-name="T25">pID</text:span><text:span text:style-name="T27"> = </text:span><text:span text:style-name="T25">Games</text:span><text:span text:style-name="T27">.</text:span><text:span text:style-name="T36">b</text:span><text:span text:style-name="T25">pID </text:span>Games<text:span text:style-name="T39">)</text:span></text:p>
              <text:p text:style-name="P32">ρ<text:span text:style-name="T39">(MagnusOpps1, MagnusWhiteGames </text:span><text:bookmark text:name="gen-h1-1-0000000132212"/>⋈ <text:span text:style-name="T28">MagnusWhiteGames</text:span><text:span text:style-name="T27">.</text:span><text:span text:style-name="T36">bpID</text:span><text:span text:style-name="T27"> = </text:span><text:span text:style-name="T36">Players</text:span><text:span text:style-name="T27">.</text:span><text:span text:style-name="T36">pID</text:span><text:span text:style-name="T25"> </text:span><text:span text:style-name="T41">Players)</text:span></text:p>
              <text:p text:style-name="P32">ρ<text:span text:style-name="T39">(MagnusOpps2, MagnusBlackGames </text:span><text:bookmark text:name="gen-h1-1-00000001322121"/>⋈ <text:span text:style-name="T28">MagnusBlackGames</text:span><text:span text:style-name="T27">.</text:span><text:span text:style-name="T36">wpID</text:span><text:span text:style-name="T27"> = </text:span><text:span text:style-name="T36">Players</text:span><text:span text:style-name="T27">.</text:span><text:span text:style-name="T36">pID</text:span><text:span text:style-name="T25"> </text:span><text:span text:style-name="T41">Players)</text:span></text:p>
              <text:p text:style-name="P32"><text:span text:style-name="T20"></text:span><text:span text:style-name="T26">Name</text:span>(<text:span text:style-name="T39">MagnusOpps1 </text:span><text:span text:style-name="T22"> </text:span><text:span text:style-name="T42">MagnusOpps2</text:span><text:span text:style-name="T43">)</text:span></text:p>
              <text:p text:style-name="P32"><text:span text:style-name="T43"/></text:p>
            </text:list-item>
            <text:list-item>
              <text:p text:style-name="P34">ρ<text:span text:style-name="T39">(WhiteLoss, </text:span><text:span text:style-name="T20"></text:span><text:span text:style-name="T31">wp</text:span><text:span text:style-name="T30">ID </text:span><text:span text:style-name="T40">(</text:span><text:span text:style-name="T21"></text:span><text:span text:style-name="T31">Result = B</text:span><text:span text:style-name="T30"> </text:span><text:span text:style-name="T38">(Games)))</text:span></text:p>
              <text:p text:style-name="P33">ρ<text:span text:style-name="T39">(BlackLoss, </text:span><text:span text:style-name="T20"></text:span><text:span text:style-name="T31">bp</text:span><text:span text:style-name="T30">ID </text:span><text:span text:style-name="T40">(</text:span><text:span text:style-name="T21"></text:span><text:span text:style-name="T31">Result = W </text:span><text:span text:style-name="T38">(Games)))</text:span></text:p>
              <text:p text:style-name="P34">ρ<text:span text:style-name="T39">(WhiteNotLost, <text:s/></text:span><text:span text:style-name="T20"></text:span><text:span text:style-name="T32">Name</text:span><text:span text:style-name="T30"> </text:span><text:span text:style-name="T40">(WhiteLoss </text:span><text:bookmark text:name="gen-h1-1-0000000132213"/>⋈ <text:span text:style-name="T28">WhiteLoss</text:span><text:span text:style-name="T27">.</text:span><text:span text:style-name="T37">w</text:span><text:span text:style-name="T25">pID</text:span><text:span text:style-name="T27"> != </text:span><text:span text:style-name="T37">Players</text:span><text:span text:style-name="T27">.</text:span><text:span text:style-name="T25">pID </text:span><text:span text:style-name="T46">Players))</text:span></text:p>
              <text:p text:style-name="P34">ρ<text:span text:style-name="T39">(BlackNotLost, <text:s/></text:span><text:span text:style-name="T20"></text:span><text:span text:style-name="T32">Name</text:span><text:span text:style-name="T30"> </text:span><text:span text:style-name="T40">(BlackLoss </text:span><text:bookmark text:name="gen-h1-1-00000001322131"/>⋈ <text:span text:style-name="T28">BlackLoss</text:span><text:span text:style-name="T27">.</text:span><text:span text:style-name="T37">b</text:span><text:span text:style-name="T25">pID</text:span><text:span text:style-name="T27"> != </text:span><text:span text:style-name="T37">Players</text:span><text:span text:style-name="T27">.</text:span><text:span text:style-name="T25">pID </text:span><text:span text:style-name="T46">Players))</text:span></text:p>
              <text:p text:style-name="P34"><text:span text:style-name="T39">WhiteNotLost </text:span><text:span text:style-name="T22"> </text:span><text:span text:style-name="T42">BlackNotLost</text:span></text:p>
              <text:p text:style-name="P34"><text:span text:style-name="T43"/></text:p>
            </text:list-item>
          </text:list>
        </text:list-item>
      </text:list>
      <text:p text:style-name="P37"/>
      <text:list xml:id="list145930394523763" text:continue-numbering="true" text:style-name="L1">
        <text:list-item>
          <text:p text:style-name="P49">LMS Queries</text:p>
          <text:p text:style-name="P39"/>
          <text:list>
            <text:list-item>
              <text:p text:style-name="P40"/>
              <text:list>
                <text:list-item>
                  <text:p text:style-name="P12"><text:span text:style-name="T18">Relation:</text:span></text:p>
                </text:list-item>
              </text:list>
            </text:list-item>
          </text:list>
        </text:list-item>
      </text:list>
      <text:p text:style-name="P47"><text:span text:style-name="T18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9">Name</text:p>
          </table:table-cell>
        </table:table-row>
        <table:table-row>
          <table:table-cell table:style-name="Table5.A2" office:value-type="string">
            <text:p text:style-name="P7">Hermoine</text:p>
          </table:table-cell>
        </table:table-row>
        <table:table-row>
          <table:table-cell table:style-name="Table5.A2" office:value-type="string">
            <text:p text:style-name="P7">Harry</text:p>
          </table:table-cell>
        </table:table-row>
      </table:table>
      <text:p text:style-name="P47"><text:span text:style-name="T18"/></text:p>
      <text:list xml:id="list145929250168577" text:continue-numbering="true" text:style-name="L1">
        <text:list-item>
          <text:list>
            <text:list-item>
              <text:list>
                <text:list-item>
                  <text:p text:style-name="P40">Description:</text:p>
                </text:list-item>
              </text:list>
            </text:list-item>
          </text:list>
        </text:list-item>
      </text:list>
      <text:p text:style-name="P41"/>
      <text:p text:style-name="P41">The name of all students who have never gotten a ‘C’ in a class.</text:p>
      <text:list xml:id="list145931120051538" text:continue-numbering="true" text:style-name="L1">
        <text:list-item>
          <text:list>
            <text:list-item>
              <text:list>
                <text:list-header>
                  <text:p text:style-name="P40"/>
                </text:list-header>
              </text:list>
            </text:list-item>
            <text:list-item>
              <text:p text:style-name="P40"><text:s/></text:p>
              <text:list>
                <text:list-item>
                  <text:p text:style-name="P40">Relation:</text:p>
                </text:list-item>
              </text:list>
            </text:list-item>
          </text:list>
        </text:list-item>
      </text:list>
      <text:p text:style-name="P41"/>
      <table:table table:name="Table6" table:style-name="Table6">
        <table:table-column table:style-name="Table6.A"/>
        <table:table-row>
          <table:table-cell table:style-name="Table6.A1" office:value-type="string">
            <text:p text:style-name="P10"><text:span text:style-name="T47">S2.</text:span>Name</text:p>
          </table:table-cell>
        </table:table-row>
        <table:table-row>
          <table:table-cell table:style-name="Table6.A2" office:value-type="string">
            <text:p text:style-name="P8">Hermoine</text:p>
          </table:table-cell>
        </table:table-row>
      </table:table>
      <text:p text:style-name="P42"/>
      <text:list xml:id="list145931116156829" text:continue-numbering="true" text:style-name="L1">
        <text:list-item>
          <text:list>
            <text:list-item>
              <text:list>
                <text:list-item>
                  <text:p text:style-name="P40">Description:</text:p>
                </text:list-item>
              </text:list>
            </text:list-item>
          </text:list>
        </text:list-item>
      </text:list>
      <text:p text:style-name="P41"/>
      <text:p text:style-name="P43">The name of every student with the same DOB as Ron</text:p>
      <text:p text:style-name="P41"/>
      <text:list xml:id="list145929866480316" text:continue-numbering="true" text:style-name="L1">
        <text:list-item>
          <text:list>
            <text:list-item>
              <text:p text:style-name="P44"/>
              <text:list>
                <text:list-item>
                  <text:p text:style-name="P44">Relation:</text:p>
                </text:list-item>
              </text:list>
            </text:list-item>
          </text:list>
        </text:list-item>
      </text:list>
      <text:p text:style-name="P43"/>
      <table:table table:name="Table7" table:style-name="Table7">
        <table:table-column table:style-name="Table7.A"/>
        <table:table-row>
          <table:table-cell table:style-name="Table7.A1" office:value-type="string">
            <text:p text:style-name="P11">Name</text:p>
          </table:table-cell>
        </table:table-row>
      </table:table>
      <text:list xml:id="list145930296968767" text:continue-numbering="true" text:style-name="L1">
        <text:list-item>
          <text:list>
            <text:list-item>
              <text:list>
                <text:list-header>
                  <text:p text:style-name="P44"/>
                </text:list-header>
                <text:list-item>
                  <text:p text:style-name="P44">Description:</text:p>
                </text:list-item>
              </text:list>
            </text:list-item>
          </text:list>
        </text:list-item>
      </text:list>
      <text:p text:style-name="P43"/>
      <text:p text:style-name="P43">The name of every course being taken by all students</text:p>
      <text:p text:style-name="P43"/>
      <text:list xml:id="list145929940700078" text:continue-numbering="true" text:style-name="L1">
        <text:list-item>
          <text:list>
            <text:list-item>
              <text:p text:style-name="P44"><text:span text:style-name="T45">Provide a relational algebra query that uses the divide operator to find the names of all students who are taking all of the 3xxx-level classes.</text:span> </text:p>
            </text:list-item>
          </text:list>
        </text:list-item>
      </text:list>
      <text:p text:style-name="P43"/>
      <text:p text:style-name="P38"><text:span text:style-name="T20"></text:span><text:span text:style-name="T33">Name</text:span><text:span text:style-name="T30"> </text:span><text:span text:style-name="T40">((</text:span><text:span text:style-name="T20"></text:span><text:span text:style-name="T33">sID, cID </text:span><text:span text:style-name="T40">(Enrolled) / </text:span><text:span text:style-name="T20"></text:span><text:span text:style-name="T33">cID</text:span><text:span text:style-name="T30"> </text:span><text:span text:style-name="T40">(</text:span><text:span text:style-name="T21"></text:span><text:span text:style-name="T34">cID &gt;= 3000 &amp;&amp; cID &lt; 4000</text:span><text:span text:style-name="T30"> </text:span><text:span text:style-name="T38">(Courses))) </text:span><text:bookmark text:name="gen-h1-1-0000000132214"/>⋈ <text:span text:style-name="T47">Studen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2-07T14:59:28.955000000</dc:date>
    <meta:editing-duration>PT30M12S</meta:editing-duration>
    <meta:editing-cycles>7</meta:editing-cycles>
    <meta:document-statistic meta:table-count="7" meta:image-count="0" meta:object-count="0" meta:page-count="3" meta:paragraph-count="117" meta:word-count="416" meta:character-count="2047" meta:non-whitespace-character-count="1806"/>
  </office:meta>
</office:document-meta>
</file>